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style:font-name-asian="Liberation Serif" style:font-name-complex="Liberation Serif"/>
    </style:style>
  </office:automatic-styles>
  <office:body>
    <office:text text:use-soft-page-breaks="true">
      <text:p text:style-name="P1">Med_LUT_Update.R_ReadMe</text:p>
      <text:p text:style-name="P2"/>
      <text:p text:style-name="P3"/>
      <text:p text:style-name="P4">For Researchers:</text:p>
      <text:p text:style-name="P5"/>
      <text:p text:style-name="Standard"><text:tab/>The purpose of this script was to identify hormonally (and antipsychotically) relevant medications within the ABCD dataset.</text:p>
      <text:p text:style-name="Standard"/>
      <text:p text:style-name="Standard">A pre-existing medication Look-Up table and the ABCD medication data were imported.</text:p>
      <text:p text:style-name="Standard"/>
      <text:p text:style-name="Standard">A list of medications used by ABCD subjects was isolated, then merged with the Look-Up table. Those without prior drug-class categorization were separated for manual categorization.</text:p>
      <text:p text:style-name="Standard"/>
      <text:p text:style-name="Standard">Following manual categorization, these data were merged, and a remaining second, smaller set of uncategorized medications were separated for manual categorization.</text:p>
      <text:p text:style-name="Standard"/>
      <text:p text:style-name="Standard">Once all medications has been categorized by drug classification, these were merged with the Look-Up table and Patient data. Each category’s flags (Contraceptive, Stimulant, Steroid, etc.) were updated using key words from the manual categorization, resulting in subject/timepoint specific medications and medication types.<text:s/><text:span text:style-name="T6">→ Full_Meds_LUT.csv</text:span></text:p>
      <text:p text:style-name="Standard"/>
      <text:p text:style-name="Standard">Finally, a summary count of relevant medications was made, adding the number of Contraceptive, Hormonal Suspension, and AntiPsychotic medications each subject was on at each timepoint.</text:p>
      <text:p text:style-name="P7">→ Number_Relevant_Meds_LUT.csv</text:p>
      <text:p text:style-name="Standard"/>
      <text:p text:style-name="P8"/>
      <text:p text:style-name="P9">For Methods Section:</text:p>
      <text:p text:style-name="Normal"><text:tab/>To identify medications relevant to our hormonal and psychosis measures, drug classifications for each ABCD subject’s medications were determined in the following manner:<text:s/>A list of all prescription medications taken by ABCD subjects was isolated, the medications were categorized by pharmacological classification (SNRI, oral contraceptive, etc.), then flagged by broad category (antidepressant, allergy medication, etc.). Following classification and flagging, they were re-associated with each participant<text:s/>by matching the medication code numbers (example:<text:s/><text:span text:style-name="T10">1369737 = Estarylla 28 Day Pack, oral contraceptive</text:span>), for each visit they were reported taken. Medication status flags for Contraceptives, Hormonal Suspensions, and Antipsychotics were retained as covaria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ms, Robert</dc:creator>
    <meta:creation-date>2025-07-18T16:01:00Z</meta:creation-date>
    <dc:date>2025-07-18T16:01:00Z</dc:date>
    <meta:template xlink:href="Normal.dotm" xlink:type="simple"/>
    <meta:editing-cycles>5</meta:editing-cycles>
    <meta:editing-duration>PT0S</meta:editing-duration>
    <meta:document-statistic meta:page-count="1" meta:paragraph-count="3" meta:word-count="291" meta:character-count="1952" meta:row-count="13" meta:non-whitespace-character-count="1664"/>
  </office:meta>
</office:document-meta>
</file>